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3.941cm" fo:min-width="6.485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4.11cm" fo:min-width="6.231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3.687cm" fo:min-width="6.485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3.56cm" fo:min-width="6.104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2.624cm" fo:min-width="4.61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6600" draw:auto-grow-height="false" fo:min-height="1.561cm" fo:min-width="3.893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/>
    </style:style>
    <style:style style:name="P6" style:family="paragraph">
      <loext:graphic-properties draw:fill="solid" draw:fill-color="#ff6600"/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6.985cm" svg:height="4.191cm" draw:transform="skewX (-0.00994837673636767) rotate (-0.0101229096615667) translate (2.143cm 2.199cm)">
          <text:p text:style-name="P1">Run Numerical Model</text:p>
          <text:p text:style-name="P1">(WRF, CAM)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6.731cm" svg:height="4.36cm" svg:x="20.431cm" svg:y="2.228cm">
          <text:p text:style-name="P1">Save snapshot</text:p>
          <text:p text:style-name="P1">To disk every 3 hours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985cm" svg:height="3.937cm" svg:x="20.339cm" svg:y="8.62cm">
          <text:p text:style-name="P1">Read data back</text:p>
          <text:p text:style-name="P1">from disk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604cm" svg:height="3.81cm" svg:x="12.557cm" svg:y="14.716cm">
          <text:p text:style-name="P1">Analyze in </text:p>
          <text:p text:style-name="P1">interpreted language</text:p>
          <text:p text:style-name="P1">(python, matlab, ncl)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7.239cm" svg:height="4.064cm" svg:x="9.509cm" svg:y="7.35cm">
          <text:p text:style-name="P1">In memory cache</text:p>
          <text:p text:style-name="P1">(redi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0.569cm" svg:y1="10.819cm" svg:x2="10.569cm" svg:y2="10.819cm" draw:start-shape="id1" draw:start-glue-point="7" draw:end-shape="id1" draw:end-glue-point="7" svg:d="M10569 10819z" svg:viewBox="0 0 1 1">
          <text:p/>
        </draw:connector>
        <draw:connector draw:style-name="gr7" draw:text-style-name="P4" draw:layer="layout" draw:type="line" svg:x1="12.557cm" svg:y1="16.621cm" svg:x2="7.604cm" svg:y2="16.621cm" draw:start-shape="id2" draw:start-glue-point="3" draw:end-shape="id3" draw:end-glue-point="7" svg:d="M12557 16621h-4953" svg:viewBox="0 0 4954 1">
          <text:p/>
        </draw:connector>
        <draw:connector draw:style-name="gr7" draw:text-style-name="P4" draw:layer="layout" svg:x1="13.129cm" svg:y1="11.414cm" svg:x2="15.859cm" svg:y2="14.716cm" draw:start-shape="id1" draw:start-glue-point="8" draw:end-shape="id2" draw:end-glue-point="0" svg:d="M13129 11414v1652h2730v1650" svg:viewBox="0 0 2731 3303">
          <text:p/>
        </draw:connector>
        <draw:connector draw:style-name="gr7" draw:text-style-name="P4" draw:layer="layout" svg:x1="23.831cm" svg:y1="12.557cm" svg:x2="19.161cm" svg:y2="16.621cm" draw:start-shape="id4" draw:start-glue-point="2" draw:end-shape="id2" draw:end-glue-point="1" svg:d="M23831 12557v4064h-4670" svg:viewBox="0 0 4671 4065">
          <text:p/>
        </draw:connector>
        <draw:connector draw:style-name="gr7" draw:text-style-name="P4" draw:layer="layout" svg:x1="9.127cm" svg:y1="4.365cm" svg:x2="20.431cm" svg:y2="4.408cm" draw:start-shape="id5" draw:start-glue-point="1" draw:end-shape="id6" draw:end-glue-point="3" svg:d="M9127 4365h5652v43h5652" svg:viewBox="0 0 11305 44">
          <text:p/>
        </draw:connector>
        <draw:connector draw:style-name="gr7" draw:text-style-name="P4" draw:layer="layout" svg:x1="23.796cm" svg:y1="6.588cm" svg:x2="23.831cm" svg:y2="8.62cm" draw:start-shape="id6" draw:start-glue-point="2" draw:end-shape="id4" draw:end-glue-point="0" svg:d="M23796 6588v1016h35v1016" svg:viewBox="0 0 36 2033">
          <text:p/>
        </draw:connector>
        <draw:connector draw:style-name="gr7" draw:text-style-name="P4" draw:layer="layout" svg:x1="9.127cm" svg:y1="4.365cm" svg:x2="13.128cm" svg:y2="7.35cm" draw:start-shape="id5" draw:start-glue-point="1" draw:end-shape="id1" svg:d="M9127 4365h4001v2985" svg:viewBox="0 0 4002 2986">
          <text:p/>
        </draw:connector>
        <draw:custom-shape draw:style-name="gr8" draw:text-style-name="P6" xml:id="id3" draw:id="id3" draw:layer="layout" svg:width="5.715cm" svg:height="5.588cm" svg:x="1.889cm" svg:y="13.827cm">
          <text:p text:style-name="P5">Results!</text:p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0:32:38.213978000</meta:creation-date>
    <dc:date>2017-09-15T10:59:40.811931000</dc:date>
    <meta:editing-duration>PT10M53S</meta:editing-duration>
    <meta:editing-cycles>1</meta:editing-cycles>
    <meta:generator>LibreOffice/5.2.3.3$MacOSX_X86_64 LibreOffice_project/d54a8868f08a7b39642414cf2c8ef2f228f780cf</meta:generator>
    <meta:document-statistic meta:object-count="13"/>
  </office:meta>
</office:document-meta>
</file>